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text-underline-style="none" officeooo:rsid="000e9f4f" officeooo:paragraph-rsid="000e9f4f"/>
    </style:style>
    <style:style style:name="P2" style:family="paragraph" style:parent-style-name="Standard">
      <style:text-properties officeooo:rsid="000e9f4f" officeooo:paragraph-rsid="000e9f4f"/>
    </style:style>
    <style:style style:name="P3" style:family="paragraph" style:parent-style-name="Standard">
      <style:paragraph-properties fo:line-height="150%"/>
      <style:text-properties officeooo:rsid="000e9f4f" officeooo:paragraph-rsid="000e9f4f"/>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096c6" officeooo:paragraph-rsid="001096c6" style:font-size-asian="20pt" style:font-weight-asian="bold" style:font-size-complex="20pt" style:font-weight-complex="bold"/>
    </style:style>
    <style:style style:name="T1" style:family="text">
      <style:text-properties style:text-underline-style="none"/>
    </style:style>
    <style:style style:name="T2" style:family="text">
      <style:text-properties officeooo:rsid="001096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yecto PlayList</text:p>
      <text:p text:style-name="P2"/>
      <text:p text:style-name="P2"/>
      <text:p text:style-name="P3">Se desea crear una aplicación de música en la que se guarden reproducciones en una playlist. Las reproducciones pueden ser tanto canciones como podcasts, y ambas se pueden guardar en la misma playlist. En las reproducciones guardaremos su título, su numero de reproducciones y su duración, a parte de un código que se generará automáticamente siendo una cadena <text:span text:style-name="T1">de caracteres aleatorias de una longitud de 5 caracteres. Luego, en cuanto a las canciones guardaremos su puntuación y su género, y en cuanto a los podcasts guardaremos el tema del que se trata.</text:span></text:p>
      <text:p text:style-name="P1"/>
      <text:p text:style-name="P1">Las reproducciones tienen un autor, del que guardaremos su nombre, nombre artístico, si es o no un artista verificado y tendrá un codigo que se generará automaticamente con las tres primeras letras de su nombre seguido de sus tres primeras letras de su nombre artístico.</text:p>
      <text:p text:style-name="P1"/>
      <text:p text:style-name="P1">En cuanto a las playlist guardaremos su título. Tendrá un numero de reproducciones que irá incrementando cada vez que escuchemos la playlist, una duracion que será la suma de las duraciones de todas sus canciones, y un código de 5 letras generadas aleatoriament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31T18:41:59.169000000</meta:creation-date>
    <dc:date>2022-04-28T11:29:39.196000000</dc:date>
    <meta:editing-duration>PT8M54S</meta:editing-duration>
    <meta:editing-cycles>2</meta:editing-cycles>
    <meta:generator>LibreOffice/7.3.0.3$Windows_X86_64 LibreOffice_project/0f246aa12d0eee4a0f7adcefbf7c878fc2238db3</meta:generator>
    <meta:document-statistic meta:table-count="0" meta:image-count="0" meta:object-count="0" meta:page-count="1" meta:paragraph-count="4" meta:word-count="182" meta:character-count="1106" meta:non-whitespace-character-count="927"/>
  </office:meta>
</office:document-meta>
</file>